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D000001481464369DFA755C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style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3" style:family="paragraph" style:parent-style-name="Avery_20_Style_20_1">
      <style:paragraph-properties fo:margin-left="0in" fo:margin-right="0.25in" fo:margin-top="0.0398in" fo:margin-bottom="0.0398in" style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 loext:hyphenation-no-caps="false"/>
    </style:style>
    <style:style style:name="P4" style:family="paragraph" style:parent-style-name="Avery_20_Style_20_1">
      <style:paragraph-properties fo:margin-left="0in" fo:margin-right="0.25in" fo:margin-top="0.0398in" fo:margin-bottom="0.0398in" style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loext:opacity="100%" fo:font-size="8pt" style:font-size-asian="8pt" style:font-size-complex="8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style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style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3" text:anchor-type="char" svg:x="0.1654in" svg:y="0.1146in" svg:width="1.5228in" svg:height="1.7528in" draw:z-index="0"><draw:image xlink:href="Pictures/100002010000011D000001481464369DFA755C60.png" xlink:type="simple" xlink:show="embed" xlink:actuate="onLoad" draw:mime-type="image/png"/></draw:frame><draw:frame draw:style-name="fr1" draw:name="Image1" text:anchor-type="char" svg:x="2.2484in" svg:y="0.1252in" svg:width="1.5228in" svg:height="1.7528in" draw:z-index="1" draw:transform="translate (-3.00984251968504in -1.00157480314961in) rotate (3.14159265358979) translate (3.00984251968504in 1.00157480314961in)"><draw:image xlink:href="Pictures/100002010000011D000001481464369DFA755C60.png" xlink:type="simple" xlink:show="embed" xlink:actuate="onLoad" draw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5" text:anchor-type="char" svg:x="0.1654in" svg:y="0.1146in" svg:width="1.5228in" svg:height="1.7528in" draw:z-index="4"><draw:image xlink:href="Pictures/100002010000011D000001481464369DFA755C60.png" xlink:type="simple" xlink:show="embed" xlink:actuate="onLoad" draw:mime-type="image/png"/></draw:frame><draw:frame draw:style-name="fr1" draw:name="Image14" text:anchor-type="char" svg:x="2.2484in" svg:y="0.1252in" svg:width="1.5228in" svg:height="1.7528in" draw:z-index="9" draw:transform="translate (-3.00984251968504in -1.00157480314961in) rotate (3.14159265358979) translate (3.00984251968504in 1.00157480314961in)"><draw:image xlink:href="Pictures/100002010000011D000001481464369DFA755C60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2" text:anchor-type="char" svg:x="0.1654in" svg:y="0.1146in" svg:width="1.5228in" svg:height="1.7528in" draw:z-index="2"><draw:image xlink:href="Pictures/100002010000011D000001481464369DFA755C60.png" xlink:type="simple" xlink:show="embed" xlink:actuate="onLoad" draw:mime-type="image/png"/></draw:frame><draw:frame draw:style-name="fr1" draw:name="Image12" text:anchor-type="char" svg:x="2.2484in" svg:y="0.1252in" svg:width="1.5228in" svg:height="1.7528in" draw:z-index="7" draw:transform="translate (-3.00984251968504in -1.00157480314961in) rotate (3.14159265358979) translate (3.00984251968504in 1.00157480314961in)"><draw:image xlink:href="Pictures/100002010000011D000001481464369DFA755C60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10" text:anchor-type="char" svg:x="0.1654in" svg:y="0.1146in" svg:width="1.5228in" svg:height="1.7528in" draw:z-index="5"><draw:image xlink:href="Pictures/100002010000011D000001481464369DFA755C60.png" xlink:type="simple" xlink:show="embed" xlink:actuate="onLoad" draw:mime-type="image/png"/></draw:frame><draw:frame draw:style-name="fr1" draw:name="Image15" text:anchor-type="char" svg:x="2.2484in" svg:y="0.1252in" svg:width="1.5228in" svg:height="1.7528in" draw:z-index="10" draw:transform="translate (-3.00984251968504in -1.00157480314961in) rotate (3.14159265358979) translate (3.00984251968504in 1.00157480314961in)"><draw:image xlink:href="Pictures/100002010000011D000001481464369DFA755C60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char" svg:x="0.1654in" svg:y="0.1146in" svg:width="1.5228in" svg:height="1.7528in" draw:z-index="3"><draw:image xlink:href="Pictures/100002010000011D000001481464369DFA755C60.png" xlink:type="simple" xlink:show="embed" xlink:actuate="onLoad" draw:mime-type="image/png"/></draw:frame><draw:frame draw:style-name="fr1" draw:name="Image13" text:anchor-type="char" svg:x="2.2484in" svg:y="0.1252in" svg:width="1.5228in" svg:height="1.7528in" draw:z-index="8" draw:transform="translate (-3.00984251968504in -1.00157480314961in) rotate (3.14159265358979) translate (3.00984251968504in 1.00157480314961in)"><draw:image xlink:href="Pictures/100002010000011D000001481464369DFA755C60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4"><text:s text:c="2"/><draw:frame draw:style-name="fr1" draw:name="Image11" text:anchor-type="char" svg:x="0.1654in" svg:y="0.1146in" svg:width="1.5228in" svg:height="1.7528in" draw:z-index="6"><draw:image xlink:href="Pictures/100002010000011D000001481464369DFA755C60.png" xlink:type="simple" xlink:show="embed" xlink:actuate="onLoad" draw:mime-type="image/png"/></draw:frame><draw:frame draw:style-name="fr1" draw:name="Image16" text:anchor-type="char" svg:x="2.2484in" svg:y="0.1252in" svg:width="1.5228in" svg:height="1.7528in" draw:z-index="11" draw:transform="translate (-3.00984251968504in -1.00157480314961in) rotate (3.14159265358979) translate (3.00984251968504in 1.00157480314961in)"><draw:image xlink:href="Pictures/100002010000011D000001481464369DFA755C60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6" text:anchor-type="char" svg:x="0.1654in" svg:y="0.1146in" svg:width="1.5228in" svg:height="1.7528in" draw:z-index="12"><draw:image xlink:href="Pictures/100002010000011D000001481464369DFA755C60.png" xlink:type="simple" xlink:show="embed" xlink:actuate="onLoad" draw:mime-type="image/png"/></draw:frame><draw:frame draw:style-name="fr1" draw:name="Image17" text:anchor-type="char" svg:x="2.2484in" svg:y="0.1252in" svg:width="1.5228in" svg:height="1.7528in" draw:z-index="16" draw:transform="translate (-3.00984251968504in -1.00157480314961in) rotate (3.14159265358979) translate (3.00984251968504in 1.00157480314961in)"><draw:image xlink:href="Pictures/100002010000011D000001481464369DFA755C60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char" svg:x="0.1654in" svg:y="0.1146in" svg:width="1.5228in" svg:height="1.7528in" draw:z-index="14"><draw:image xlink:href="Pictures/100002010000011D000001481464369DFA755C60.png" xlink:type="simple" xlink:show="embed" xlink:actuate="onLoad" draw:mime-type="image/png"/></draw:frame><draw:frame draw:style-name="fr1" draw:name="Image19" text:anchor-type="char" svg:x="2.2484in" svg:y="0.1252in" svg:width="1.5228in" svg:height="1.7528in" draw:z-index="18" draw:transform="translate (-3.00984251968504in -1.00157480314961in) rotate (3.14159265358979) translate (3.00984251968504in 1.00157480314961in)"><draw:image xlink:href="Pictures/100002010000011D000001481464369DFA755C60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7" text:anchor-type="char" svg:x="0.1654in" svg:y="0.1146in" svg:width="1.5228in" svg:height="1.7528in" draw:z-index="13"><draw:image xlink:href="Pictures/100002010000011D000001481464369DFA755C60.png" xlink:type="simple" xlink:show="embed" xlink:actuate="onLoad" draw:mime-type="image/png"/></draw:frame><draw:frame draw:style-name="fr1" draw:name="Image18" text:anchor-type="char" svg:x="2.2484in" svg:y="0.1252in" svg:width="1.5228in" svg:height="1.7528in" draw:z-index="17" draw:transform="translate (-3.00984251968504in -1.00157480314961in) rotate (3.14159265358979) translate (3.00984251968504in 1.00157480314961in)"><draw:image xlink:href="Pictures/100002010000011D000001481464369DFA755C60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9" text:anchor-type="char" svg:x="0.1654in" svg:y="0.1146in" svg:width="1.5228in" svg:height="1.7528in" draw:z-index="15"><draw:image xlink:href="Pictures/100002010000011D000001481464369DFA755C60.png" xlink:type="simple" xlink:show="embed" xlink:actuate="onLoad" draw:mime-type="image/png"/></draw:frame><draw:frame draw:style-name="fr1" draw:name="Image20" text:anchor-type="char" svg:x="2.2484in" svg:y="0.1252in" svg:width="1.5228in" svg:height="1.7528in" draw:z-index="19" draw:transform="translate (-3.00984251968504in -1.00157480314961in) rotate (3.14159265358979) translate (3.00984251968504in 1.00157480314961in)"><draw:image xlink:href="Pictures/100002010000011D000001481464369DFA755C60.png" xlink:type="simple" xlink:show="embed" xlink:actuate="onLoad" draw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style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loext:opacity="100%" style:font-name="Arial" fo:font-family="Arial" style:font-family-generic="roman" style:font-pitch="variable" fo:font-size="16pt" fo:language="en" fo:country="US" style:font-name-asian="Times New Roman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style:contextual-spacing="false" fo:line-height="100%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1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22-10-22T16:45:03.281000000</meta:print-date>
    <dc:date>2022-10-22T16:55:38.105000000</dc:date>
    <meta:editing-cycles>43</meta:editing-cycles>
    <dc:subject>Avery Dennison Template</dc:subject>
    <dc:title>Avery Dennison Template</dc:title>
    <meta:editing-duration>P3DT17H58M57S</meta:editing-duration>
    <meta:generator>LibreOffice/7.1.3.2$Windows_X86_64 LibreOffice_project/47f78053abe362b9384784d31a6e56f8511eb1c1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